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font-size-asian="72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3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Architectur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lcolm Knapp</meta:initial-creator>
    <meta:creation-date>2010-02-11T14:00:49</meta:creation-date>
    <meta:editing-cycles>2</meta:editing-cycles>
    <meta:editing-duration>PT00H22M23S</meta:editing-duration>
    <dc:date>2010-02-11T14:23:12.52</dc:date>
    <dc:creator>Malcolm Knapp</dc:creator>
    <meta:generator>OpenOffice.org/3.1$Win32 OpenOffice.org_project/310m19$Build-9420</meta:generator>
    <meta:printed-by>Malcolm Knapp</meta:printed-by>
    <meta:print-date>2010-02-11T14:20:29.35</meta:print-date>
    <meta:document-statistic meta:table-count="0" meta:image-count="0" meta:object-count="0" meta:page-count="1" meta:paragraph-count="1" meta:word-count="1" meta:character-count="12"/>
  </office:meta>
</office:document-meta>
</file>